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c079e" officeooo:paragraph-rsid="000c079e"/>
    </style:style>
    <style:style style:name="P2" style:family="paragraph" style:parent-style-name="Standard">
      <style:paragraph-properties fo:text-align="center" style:justify-single-word="false"/>
      <style:text-properties style:font-name="DejaVu Sans" fo:font-weight="bold" officeooo:rsid="000c079e" officeooo:paragraph-rsid="000c079e" style:font-weight-asian="bold" style:font-weight-complex="bold"/>
    </style:style>
    <style:style style:name="P3" style:family="paragraph" style:parent-style-name="Standard">
      <style:text-properties style:font-name="DejaVu Sans" fo:font-weight="bold" officeooo:rsid="000c079e" officeooo:paragraph-rsid="000c079e" style:font-weight-asian="bold" style:font-weight-complex="bold"/>
    </style:style>
    <style:style style:name="P4" style:family="paragraph" style:parent-style-name="Standard">
      <style:text-properties style:font-name="DejaVu Sans" fo:font-weight="normal" officeooo:rsid="000c079e" officeooo:paragraph-rsid="000c079e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00c079e" officeooo:paragraph-rsid="000c079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exiones reloj RCP</text:p>
      <text:p text:style-name="P1"/>
      <text:p text:style-name="P3">RTC<text:span text:style-name="T1">:</text:span></text:p>
      <text:p text:style-name="P4"><text:tab/>32 K <text:tab/><text:tab/>Al aire</text:p>
      <text:p text:style-name="P4"><text:tab/>SQW<text:tab/><text:tab/>al aire</text:p>
      <text:p text:style-name="P4"><text:tab/>SCL<text:tab/><text:tab/>A5<text:tab/>amarillo<text:tab/></text:p>
      <text:p text:style-name="P4"><text:tab/>SDA<text:tab/><text:tab/>A4<text:tab/>verde</text:p>
      <text:p text:style-name="P4"><text:tab/>Vcc<text:tab/><text:tab/><text:tab/></text:p>
      <text:p text:style-name="P4"><text:tab/>Gnd<text:tab/><text:tab/></text:p>
      <text:p text:style-name="P3">Oled display:</text:p>
      <text:p text:style-name="P4"><text:tab/>SDA<text:tab/><text:tab/>A4<text:tab/>verde</text:p>
      <text:p text:style-name="P3"><text:span text:style-name="T1"><text:tab/>SCK<text:tab/><text:tab/>A5<text:tab/>amarillo</text:span><draw:frame draw:style-name="fr1" draw:name="Objeto1" text:anchor-type="char" svg:x="9.121cm" svg:y="0.803cm" svg:width="9.472cm" svg:height="6.71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tab/>Vcc</text:p>
      <text:p text:style-name="P4"><text:tab/>Gnd</text:p>
      <text:p text:style-name="P3">Dot Matrix:</text:p>
      <text:p text:style-name="P4"><text:tab/>DIN<text:tab/><text:tab/>10<text:tab/>verde</text:p>
      <text:p text:style-name="P4"><text:tab/>CS<text:tab/><text:tab/>11<text:tab/>amarillo</text:p>
      <text:p text:style-name="P4"><text:tab/>CLK<text:tab/><text:tab/>13<text:tab/>azul</text:p>
      <text:p text:style-name="P4"><text:tab/>Vcc</text:p>
      <text:p text:style-name="P4"><text:tab/>Gnd</text:p>
      <text:p text:style-name="P3">Encoder:</text:p>
      <text:p text:style-name="P4"><text:tab/>CLK<text:tab/><text:tab/>3<text:tab/>azul</text:p>
      <text:p text:style-name="P4"><text:tab/>SW<text:tab/><text:tab/>2<text:tab/>amarillo<text:tab/><text:tab/></text:p>
      <text:p text:style-name="P4"><text:tab/>DT<text:tab/><text:tab/>4<text:tab/>verde</text:p>
      <text:p text:style-name="P4"><text:tab/>Vcc</text:p>
      <text:p text:style-name="P4"><text:tab/>Gnd</text:p>
      <text:p text:style-name="P3">Display 7 segmentos<text:span text:style-name="T1"><text:tab/>:</text:span></text:p>
      <text:p text:style-name="P3">arriba</text:p>
      <text:p text:style-name="P4"><text:tab/>CLK<text:tab/><text:tab/>8<text:tab/>azul</text:p>
      <text:p text:style-name="P4"><text:tab/>DIO<text:tab/><text:tab/>7<text:tab/>verde</text:p>
      <text:p text:style-name="P3">abajo</text:p>
      <text:p text:style-name="P3"><text:tab/><text:span text:style-name="T1">CLK<text:tab/><text:tab/>6<text:tab/>azul</text:span></text:p>
      <text:p text:style-name="P4"><text:tab/>DIO<text:tab/><text:tab/>5<text:tab/>verde</text:p>
      <text:p text:style-name="P3">Pulsadores:</text:p>
      <text:p text:style-name="P4"><text:tab/>Parada<text:tab/>9<text:tab/>azul</text:p>
      <text:p text:style-name="P4"><text:tab/>Adr.<text:tab/><text:tab/>12<text:tab/>amarillo</text:p>
      <text:p text:style-name="P4"><text:tab/>Reset<text:tab/><text:tab/>Rst<text:tab/>verde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21:48.978713275</meta:creation-date>
    <meta:print-date>2024-11-19T08:35:40.979473232</meta:print-date>
    <dc:date>2024-11-19T09:17:30.160626067</dc:date>
    <meta:editing-duration>PT4M56S</meta:editing-duration>
    <meta:editing-cycles>2</meta:editing-cycles>
    <meta:generator>LibreOffice/24.2.6.2$Linux_X86_64 LibreOffice_project/420$Build-2</meta:generator>
    <meta:document-statistic meta:table-count="0" meta:image-count="0" meta:object-count="1" meta:page-count="1" meta:paragraph-count="36" meta:word-count="82" meta:character-count="410" meta:non-whitespace-character-count="310"/>
  </office:meta>
</office:document-meta>
</file>

<file path=Object 1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svg:stroke-opacity="100%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ffff00" draw:textarea-horizontal-align="justify" draw:textarea-vertical-align="middle" draw:auto-grow-height="false" fo:min-height="0.511cm" fo:min-width="2.059cm" fo:padding-top="0.165cm" fo:padding-bottom="0.165cm" fo:padding-left="0.29cm" fo:padding-right="0.29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.026cm" svg:y1="4.981cm" svg:x2="5.101cm" svg:y2="4.963cm">
          <text:p/>
        </draw:line>
        <draw:line draw:style-name="gr1" draw:text-style-name="P1" draw:layer="layout" svg:x1="3.771cm" svg:y1="5.777cm" svg:x2="4.548cm" svg:y2="5.742cm">
          <text:p/>
        </draw:line>
        <draw:line draw:style-name="gr1" draw:text-style-name="P1" draw:layer="layout" svg:x1="3.442cm" svg:y1="5.327cm" svg:x2="4.704cm" svg:y2="5.327cm">
          <text:p/>
        </draw:line>
        <draw:line draw:style-name="gr2" draw:text-style-name="P1" draw:layer="layout" svg:x1="4.064cm" svg:y1="4.981cm" svg:x2="4.064cm" svg:y2="3.355cm">
          <text:p/>
        </draw:line>
        <draw:custom-shape draw:style-name="gr3" draw:text-style-name="P2" draw:layer="layout" svg:width="2.559cm" svg:height="0.761cm" svg:x="4.773cm" svg:y="2.92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4cm" svg:y1="3.39cm" svg:x2="4.756cm" svg:y2="3.407cm">
          <text:p/>
        </draw:line>
        <draw:line draw:style-name="gr2" draw:text-style-name="P1" draw:layer="layout" svg:x1="7.315cm" svg:y1="3.424cm" svg:x2="8.335cm" svg:y2="3.407cm">
          <text:p/>
        </draw:line>
        <draw:line draw:style-name="gr2" draw:text-style-name="P1" draw:layer="layout" svg:x1="8.162cm" svg:y1="3.459cm" svg:x2="8.162cm" svg:y2="8.802cm">
          <text:p/>
        </draw:line>
        <draw:line draw:style-name="gr2" draw:text-style-name="P1" draw:layer="layout" svg:x1="8.404cm" svg:y1="3.424cm" svg:x2="9.563cm" svg:y2="2.715cm">
          <text:p/>
        </draw:line>
        <draw:line draw:style-name="gr2" draw:text-style-name="P1" draw:layer="layout" svg:x1="9.356cm" svg:y1="3.476cm" svg:x2="11.621cm" svg:y2="3.511cm">
          <text:p/>
        </draw:line>
        <draw:frame draw:style-name="gr4" draw:text-style-name="P3" draw:layer="layout" svg:width="2.231cm" svg:height="0.962cm" svg:x="5.032cm" svg:y="2.801cm">
          <draw:text-box>
            <text:p>1-5 k </text:p>
          </draw:text-box>
        </draw:frame>
        <draw:frame draw:style-name="gr5" draw:text-style-name="P3" draw:layer="layout" svg:width="1.56cm" svg:height="0.962cm" svg:x="11.794cm" svg:y="3.978cm">
          <draw:text-box>
            <text:p>Vcc</text:p>
          </draw:text-box>
        </draw:frame>
        <draw:frame draw:style-name="gr5" draw:text-style-name="P3" draw:layer="layout" svg:width="1.912cm" svg:height="0.962cm" svg:x="8.802cm" svg:y="8.54cm">
          <draw:text-box>
            <text:p>Input</text:p>
          </draw:text-box>
        </draw:frame>
      </draw:page>
    </office:drawing>
  </office:body>
</office:document-content>
</file>

<file path=Object 1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